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athway Gothic One" svg:font-family="'Pathway Gothic One'" style:font-family-generic="roman" style:font-pitch="variable"/>
    <style:font-face style:name="Pathway Gothic One1" svg:font-family="'Pathway Gothic One'"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Roboto Slab" fo:font-size="10pt" style:font-name-asian="Roboto Slab1" style:font-size-asian="10pt" style:font-name-complex="Roboto Slab1" style:font-size-complex="10pt"/>
    </style:style>
    <style:style style:name="P3" style:family="paragraph" style:parent-style-name="Standard">
      <style:paragraph-properties fo:margin-left="0.5in" fo:margin-right="0in" fo:text-indent="0in" style:auto-text-indent="false" fo:break-before="auto" fo:break-after="auto"/>
      <style:text-properties style:font-name="Roboto Slab" fo:font-size="10pt" style:font-name-asian="Roboto Slab1" style:font-size-asian="10pt" style:font-name-complex="Roboto Slab1" style:font-size-complex="10pt"/>
    </style:style>
    <style:style style:name="P4" style:family="paragraph" style:parent-style-name="Standard">
      <style:paragraph-properties fo:break-before="auto" fo:break-after="auto"/>
      <style:text-properties style:font-name="Roboto Slab" fo:font-size="10pt" fo:font-style="italic" style:font-name-asian="Roboto Slab1" style:font-size-asian="10pt" style:font-style-asian="italic" style:font-name-complex="Roboto Slab1" style:font-size-complex="10pt"/>
    </style:style>
    <style:style style:name="P5" style:family="paragraph" style:parent-style-name="Standard">
      <style:paragraph-properties fo:break-before="auto" fo:break-after="auto"/>
      <style:text-properties style:font-name="Roboto" fo:font-size="11.5pt" style:font-name-asian="Roboto1" style:font-size-asian="11.5pt" style:font-name-complex="Roboto1" style:font-size-complex="11.5pt"/>
    </style:style>
    <style:style style:name="P6" style:family="paragraph" style:parent-style-name="Standard">
      <style:paragraph-properties fo:break-before="auto" fo:break-after="auto"/>
      <style:text-properties style:font-name="Roboto" fo:font-size="10pt" style:font-name-asian="Roboto1" style:font-size-asian="10pt" style:font-name-complex="Roboto1" style:font-size-complex="10pt"/>
    </style:style>
    <style:style style:name="P7" style:family="paragraph" style:parent-style-name="Standard">
      <style:paragraph-properties fo:margin-left="0.5in" fo:margin-right="0in" fo:text-indent="-0.25in" style:auto-text-indent="false" fo:break-before="auto" fo:break-after="auto"/>
      <style:text-properties style:font-name="Roboto" fo:font-size="10pt" style:font-name-asian="Roboto1" style:font-size-asian="10pt" style:font-name-complex="Roboto1" style:font-size-complex="10pt"/>
    </style:style>
    <style:style style:name="P8" style:family="paragraph" style:parent-style-name="Standard">
      <style:text-properties style:font-name="Roboto" fo:font-size="10pt" style:font-name-asian="Roboto1" style:font-size-asian="10pt" style:font-name-complex="Roboto1" style:font-size-complex="10pt"/>
    </style:style>
    <style:style style:name="P9" style:family="paragraph" style:parent-style-name="Standard">
      <style:text-properties style:font-name="Roboto" fo:font-size="10pt" officeooo:rsid="00187141" officeooo:paragraph-rsid="001984ec" style:font-name-asian="Roboto1" style:font-size-asian="10pt" style:font-name-complex="Roboto1" style:font-size-complex="10pt"/>
    </style:style>
    <style:style style:name="P10" style:family="paragraph" style:parent-style-name="Standard">
      <style:text-properties style:font-name="Roboto" fo:font-size="10pt" officeooo:rsid="001b2eda" officeooo:paragraph-rsid="001b2eda" style:font-name-asian="Roboto1" style:font-size-asian="10pt" style:font-name-complex="Roboto1" style:font-size-complex="10pt"/>
    </style:style>
    <style:style style:name="P11" style:family="paragraph" style:parent-style-name="Standard">
      <style:paragraph-properties fo:break-before="auto" fo:break-after="auto"/>
      <style:text-properties style:font-name="Pathway Gothic One" fo:font-size="18pt" fo:font-weight="bold" style:font-name-asian="Pathway Gothic One1" style:font-size-asian="18pt" style:font-weight-asian="bold" style:font-name-complex="Pathway Gothic One1" style:font-size-complex="18pt"/>
    </style:style>
    <style:style style:name="P12" style:family="paragraph" style:parent-style-name="Standard">
      <style:paragraph-properties fo:break-before="auto" fo:break-after="auto"/>
      <style:text-properties style:font-name="Pathway Gothic One" fo:font-size="10pt" fo:font-weight="bold" style:font-name-asian="Pathway Gothic One1" style:font-size-asian="10pt" style:font-weight-asian="bold" style:font-name-complex="Pathway Gothic One1" style:font-size-complex="10pt"/>
    </style:style>
    <style:style style:name="P13" style:family="paragraph" style:parent-style-name="Standard">
      <style:paragraph-properties fo:break-before="auto" fo:break-after="auto"/>
      <style:text-properties style:font-name="Pathway Gothic One" fo:font-size="14pt" fo:font-weight="bold" style:font-name-asian="Pathway Gothic One1" style:font-size-asian="14pt" style:font-weight-asian="bold" style:font-name-complex="Pathway Gothic One1" style:font-size-complex="14pt"/>
    </style:style>
    <style:style style:name="P14" style:family="paragraph" style:parent-style-name="Title" style:master-page-name="Standard">
      <style:paragraph-properties style:page-number="1" fo:break-before="auto" fo:break-after="auto"/>
      <style:text-properties style:font-name="Pathway Gothic One" style:font-name-asian="Pathway Gothic One1" style:font-name-complex="Pathway Gothic One1"/>
    </style:style>
    <style:style style:name="P15" style:family="paragraph" style:parent-style-name="Standard" style:list-style-name="WWNum2">
      <style:paragraph-properties fo:margin-left="0.5in" fo:margin-right="0in" fo:text-indent="-0.25in" style:auto-text-indent="false" fo:break-before="auto" fo:break-after="auto"/>
      <style:text-properties style:font-name="Roboto Slab" fo:font-size="10pt" style:font-name-asian="Roboto Slab1" style:font-size-asian="10pt" style:font-name-complex="Roboto Slab1" style:font-size-complex="10pt"/>
    </style:style>
    <style:style style:name="P16" style:family="paragraph" style:parent-style-name="Standard" style:list-style-name="WWNum3">
      <style:paragraph-properties fo:margin-left="0.5in" fo:margin-right="0in" fo:text-indent="-0.25in" style:auto-text-indent="false" fo:break-before="auto" fo:break-after="auto"/>
      <style:text-properties style:font-name="Roboto Slab" fo:font-size="10pt" style:font-name-asian="Roboto Slab1" style:font-size-asian="10pt" style:font-name-complex="Roboto Slab1" style:font-size-complex="10pt"/>
    </style:style>
    <style:style style:name="P17" style:family="paragraph" style:parent-style-name="Standard" style:list-style-name="WWNum1">
      <style:paragraph-properties fo:margin-left="0.5in" fo:margin-right="0in" fo:text-indent="-0.25in" style:auto-text-indent="false" fo:break-before="auto" fo:break-after="auto"/>
      <style:text-properties style:font-name="Roboto Slab" fo:font-size="10pt" style:font-name-asian="Roboto Slab1" style:font-size-asian="10pt" style:font-name-complex="Roboto Slab1" style:font-size-complex="10pt"/>
    </style:style>
    <style:style style:name="P18" style:family="paragraph" style:parent-style-name="Standard" style:list-style-name="WWNum1">
      <style:paragraph-properties fo:margin-left="1in" fo:margin-right="0in" fo:text-indent="-0.25in" style:auto-text-indent="false" fo:break-before="auto" fo:break-after="auto"/>
      <style:text-properties style:font-name="Roboto Slab" fo:font-size="10pt" style:font-name-asian="Roboto Slab1" style:font-size-asian="10pt" style:font-name-complex="Roboto Slab1" style:font-size-complex="10pt"/>
    </style:style>
    <style:style style:name="P19" style:family="paragraph" style:parent-style-name="Standard" style:list-style-name="WWNum1">
      <style:paragraph-properties fo:margin-left="1.5in" fo:margin-right="0in" fo:text-indent="-0.25in" style:auto-text-indent="false" fo:break-before="auto" fo:break-after="auto"/>
      <style:text-properties style:font-name="Roboto Slab" fo:font-size="10pt" style:font-name-asian="Roboto Slab1" style:font-size-asian="10pt" style:font-name-complex="Roboto Slab1" style:font-size-complex="10pt"/>
    </style:style>
    <style:style style:name="P20" style:family="paragraph" style:parent-style-name="Standard" style:list-style-name="WWNum5">
      <style:paragraph-properties fo:margin-left="0.5in" fo:margin-right="0in" fo:text-indent="-0.25in" style:auto-text-indent="false" fo:break-before="auto" fo:break-after="auto"/>
      <style:text-properties style:font-name="Roboto Slab" fo:font-size="10pt" style:font-name-asian="Roboto Slab1" style:font-size-asian="10pt" style:font-name-complex="Roboto Slab1" style:font-size-complex="10pt"/>
    </style:style>
    <style:style style:name="P21" style:family="paragraph" style:parent-style-name="Standard" style:list-style-name="WWNum6">
      <style:paragraph-properties fo:margin-left="0.5in" fo:margin-right="0in" fo:text-indent="-0.25in" style:auto-text-indent="false" fo:break-before="auto" fo:break-after="auto"/>
      <style:text-properties style:font-name="Roboto Slab" fo:font-size="10pt" style:font-name-asian="Roboto Slab1" style:font-size-asian="10pt" style:font-name-complex="Roboto Slab1" style:font-size-complex="10pt"/>
    </style:style>
    <style:style style:name="P22" style:family="paragraph" style:parent-style-name="Standard" style:list-style-name="WWNum4">
      <style:paragraph-properties fo:margin-left="0.5in" fo:margin-right="0in" fo:text-indent="-0.25in" style:auto-text-indent="false" fo:break-before="auto" fo:break-after="auto"/>
      <style:text-properties style:font-name="Roboto Slab" fo:font-size="10pt" style:font-name-asian="Roboto Slab1" style:font-size-asian="10pt" style:font-name-complex="Roboto Slab1" style:font-size-complex="10pt"/>
    </style:style>
    <style:style style:name="P23" style:family="paragraph" style:parent-style-name="Standard" style:list-style-name="WWNum4">
      <style:paragraph-properties fo:margin-left="1in" fo:margin-right="0in" fo:text-indent="-0.25in" style:auto-text-indent="false" fo:break-before="auto" fo:break-after="auto"/>
      <style:text-properties style:font-name="Roboto Slab" fo:font-size="10pt" style:font-name-asian="Roboto Slab1" style:font-size-asian="10pt" style:font-name-complex="Roboto Slab1" style:font-size-complex="10pt"/>
    </style:style>
    <style:style style:name="P24" style:family="paragraph" style:parent-style-name="Standard" style:list-style-name="WWNum7">
      <style:paragraph-properties fo:margin-left="0.5in" fo:margin-right="0in" fo:text-indent="-0.25in" style:auto-text-indent="false" fo:break-before="auto" fo:break-after="auto"/>
      <style:text-properties style:font-name="Roboto" fo:font-size="10pt" fo:background-color="#ffbf00" style:font-name-asian="Roboto1" style:font-size-asian="10pt" style:font-name-complex="Roboto1" style:font-size-complex="10pt"/>
    </style:style>
    <style:style style:name="P25" style:family="paragraph" style:parent-style-name="Standard" style:list-style-name="WWNum7">
      <style:paragraph-properties fo:margin-left="0.5in" fo:margin-right="0in" fo:text-indent="-0.25in" style:auto-text-indent="false" fo:break-before="auto" fo:break-after="auto"/>
      <style:text-properties style:font-name="Roboto" fo:font-size="10pt" fo:background-color="#00a933" style:font-name-asian="Roboto1" style:font-size-asian="10pt" style:font-name-complex="Roboto1" style:font-size-complex="10pt"/>
    </style:style>
    <style:style style:name="P26" style:family="paragraph" style:parent-style-name="Standard" style:list-style-name="WWNum7">
      <style:paragraph-properties fo:margin-left="0.5in" fo:margin-right="0in" fo:text-indent="-0.25in" style:auto-text-indent="false" fo:break-before="auto" fo:break-after="auto"/>
      <style:text-properties style:font-name="Roboto" fo:font-size="10pt" style:font-name-asian="Roboto1" style:font-size-asian="10pt" style:font-name-complex="Roboto1" style:font-size-complex="10pt"/>
    </style:style>
    <style:style style:name="P27" style:family="paragraph" style:parent-style-name="Standard" style:list-style-name="WWNum7">
      <style:paragraph-properties fo:margin-left="1in" fo:margin-right="0in" fo:text-indent="-0.25in" style:auto-text-indent="false" fo:break-before="auto" fo:break-after="auto"/>
      <style:text-properties style:font-name="Roboto" fo:font-size="10pt" style:font-name-asian="Roboto1" style:font-size-asian="10pt" style:font-name-complex="Roboto1" style:font-size-complex="10pt"/>
    </style:style>
    <style:style style:name="P28" style:family="paragraph" style:parent-style-name="Standard" style:list-style-name="WWNum7">
      <style:paragraph-properties fo:margin-left="1in" fo:margin-right="0in" fo:text-indent="-0.25in" style:auto-text-indent="false"/>
      <style:text-properties style:font-name="Roboto" fo:font-size="10pt" officeooo:rsid="001b2eda" officeooo:paragraph-rsid="001b2eda" fo:background-color="#81d41a" style:font-name-asian="Roboto1" style:font-size-asian="10pt" style:font-name-complex="Roboto1" style:font-size-complex="10pt"/>
    </style:style>
    <style:style style:name="P29" style:family="paragraph" style:parent-style-name="Standard" style:list-style-name="WWNum7">
      <style:paragraph-properties fo:margin-left="0.5in" fo:margin-right="0in" fo:text-indent="-0.25in" style:auto-text-indent="false" fo:break-before="auto" fo:break-after="auto"/>
      <style:text-properties style:font-name="Roboto" fo:font-size="10pt" fo:background-color="#81d41a" style:font-name-asian="Roboto1" style:font-size-asian="10pt" style:font-name-complex="Roboto1" style:font-size-complex="10pt"/>
    </style:style>
    <style:style style:name="P30" style:family="paragraph" style:parent-style-name="Standard" style:list-style-name="WWNum7">
      <style:paragraph-properties fo:margin-left="1in" fo:margin-right="0in" fo:text-indent="-0.25in" style:auto-text-indent="false"/>
      <style:text-properties style:font-name="Roboto" fo:font-size="10pt" officeooo:rsid="001b2eda" officeooo:paragraph-rsid="001b2eda" fo:background-color="transparent" style:font-name-asian="Roboto1" style:font-size-asian="10pt" style:font-name-complex="Roboto1" style:font-size-complex="10pt"/>
    </style:style>
    <style:style style:name="P31" style:family="paragraph" style:parent-style-name="Standard" style:list-style-name="WWNum5">
      <style:paragraph-properties fo:margin-left="0.5in" fo:margin-right="0in" fo:text-indent="-0.25in" style:auto-text-indent="false" fo:break-before="auto" fo:break-after="auto"/>
    </style:style>
    <style:style style:name="T1" style:family="text">
      <style:text-properties style:font-name="Roboto Slab" fo:font-size="10pt" style:font-name-asian="Roboto Slab1" style:font-size-asian="10pt" style:font-name-complex="Roboto Slab1" style:font-size-complex="10pt"/>
    </style:style>
    <style:style style:name="T2" style:family="text">
      <style:text-properties style:font-name="Roboto Slab" fo:font-size="10pt" fo:font-style="italic" style:font-name-asian="Roboto Slab1" style:font-size-asian="10pt" style:font-style-asian="italic" style:font-name-complex="Roboto Slab1" style:font-size-complex="10pt"/>
    </style:style>
    <style:style style:name="T3" style:family="text">
      <style:text-properties fo:color="#1155cc" loext:opacity="100%" style:font-name="Roboto Slab" fo:font-size="10pt" style:text-underline-style="solid" style:text-underline-width="auto" style:text-underline-color="font-color" style:font-name-asian="Roboto Slab1" style:font-size-asian="10pt" style:font-name-complex="Roboto Slab1" style:font-size-complex="10pt"/>
    </style:style>
    <style:style style:name="T4" style:family="text">
      <style:text-properties fo:color="#1155cc" loext:opacity="100%" style:font-name="Roboto" fo:font-size="10pt" style:text-underline-style="solid" style:text-underline-width="auto" style:text-underline-color="font-color" style:font-name-asian="Roboto1" style:font-size-asian="10pt" style:font-name-complex="Roboto1" style:font-size-complex="10pt"/>
    </style:style>
    <style:style style:name="T5" style:family="text">
      <style:text-properties officeooo:rsid="00187141"/>
    </style:style>
    <style:style style:name="T6" style:family="text">
      <style:text-properties officeooo:rsid="001984ec"/>
    </style:style>
    <style:style style:name="T7" style:family="text">
      <style:text-properties officeooo:rsid="0019cdeb"/>
    </style:style>
    <style:style style:name="T8" style:family="text">
      <style:text-properties fo:background-color="#81d41a" loext:char-shading-value="0"/>
    </style:style>
    <style:style style:name="T9" style:family="text">
      <style:text-properties officeooo:rsid="001bc499"/>
    </style:style>
    <style:style style:name="T10" style:family="text">
      <style:text-properties officeooo:rsid="001cc929"/>
    </style:style>
    <style:style style:name="T11" style:family="text">
      <style:text-properties fo:font-weight="normal" officeooo:rsid="001daa84" style:font-weight-asian="normal" style:font-weight-complex="normal"/>
    </style:style>
    <style:style style:name="T12" style:family="text">
      <style:text-properties fo:font-weight="normal" officeooo:rsid="001dfce2" style:font-weight-asian="normal" style:font-weight-complex="normal"/>
    </style:style>
    <style:style style:name="T13" style:family="text">
      <style:text-properties officeooo:rsid="001dfce2"/>
    </style:style>
    <style:style style:name="T14" style:family="text">
      <style:text-properties officeooo:rsid="001eb29b"/>
    </style:style>
    <style:style style:name="T15" style:family="text">
      <style:text-properties fo:background-color="#ffbf00" loext:char-shading-value="0"/>
    </style:style>
    <style:style style:name="Sect1" style:family="section">
      <style:section-properties style:editable="false">
        <style:columns fo:column-count="3">
          <style:column style:rel-width="21006*" fo:start-indent="0in" fo:end-indent="0.25in"/>
          <style:column style:rel-width="23527*" fo:start-indent="0.25in" fo:end-indent="0.25in"/>
          <style:column style:rel-width="21002*" fo:start-indent="0.2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0.25in"/>
          <style:column style:rel-width="32766*"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_r8sxtg2y12p8"/>PROFESSIONAL CHECKLIST</text:p>
      <text:p text:style-name="P1"/>
      <text:p text:style-name="P2">Due: Tuesday, April 26th</text:p>
      <text:p text:style-name="P2"/>
      <text:p text:style-name="P1"><text:a xlink:type="simple" xlink:href="https://forms.gle/gPtUPQb2k68shixP9" text:style-name="ListLabel_20_64" text:visited-style-name="ListLabel_20_64"><text:span text:style-name="T3">Submission Form</text:span></text:a></text:p>
      <text:p text:style-name="P2"><text:s text:c="2"/></text:p>
      <text:section text:style-name="Sect1" text:name="TextSection">
        <text:list xml:id="list1157750332" text:style-name="WWNum2">
          <text:list-item>
            <text:p text:style-name="P15"><text:span text:style-name="T15">Bio Blurb</text:span> </text:p>
          </text:list-item>
          <text:list-item>
            <text:p text:style-name="P15"><text:span text:style-name="T15">Portfolio</text:span> </text:p>
          </text:list-item>
          <text:list-item>
            <text:p text:style-name="P15">Resume </text:p>
          </text:list-item>
          <text:list-item>
            <text:p text:style-name="P15">Github </text:p>
          </text:list-item>
          <text:list-item>
            <text:p text:style-name="P15">Twitter </text:p>
          </text:list-item>
          <text:list-item>
            <text:p text:style-name="P15">LinkedIn </text:p>
          </text:list-item>
          <text:list-item>
            <text:p text:style-name="P15">Angelist </text:p>
          </text:list-item>
          <text:list-item>
            <text:p text:style-name="P15">Cover Letter </text:p>
          </text:list-item>
          <text:list-item>
            <text:p text:style-name="P15">Cover Email </text:p>
          </text:list-item>
        </text:list>
      </text:section>
      <text:section text:style-name="Sect2" text:name="Section1">
        <text:p text:style-name="P5"/>
        <text:p text:style-name="P11"/>
        <text:p text:style-name="P11">TOOLS TO INSTALL </text:p>
        <text:p text:style-name="P7"/>
      </text:section>
      <text:section text:style-name="Sect3" text:name="Section2">
        <text:list xml:id="list2436889208" text:style-name="WWNum3">
          <text:list-item>
            <text:p text:style-name="P16">Grammarly </text:p>
          </text:list-item>
          <text:list-item>
            <text:p text:style-name="P16">Buffer</text:p>
          </text:list-item>
        </text:list>
      </text:section>
      <text:section text:style-name="Sect3" text:name="Section3">
        <text:p text:style-name="P6"/>
      </text:section>
      <text:section text:style-name="Sect2" text:name="Section4">
        <text:p text:style-name="P12"/>
        <text:p text:style-name="P11">Story BLURB</text:p>
        <text:p text:style-name="P11"/>
        <text:p text:style-name="P6">This is your bio blurb (80-120 words), which will be published on the public roster and shared with potential employers. Please make sure you check grammar and punctuation. </text:p>
        <text:p text:style-name="P6"/>
        <text:p text:style-name="P10">As an 8 year-old, I shocked my family when <text:span text:style-name="T5">I </text:span><text:span text:style-name="T6">sat</text:span><text:span text:style-name="T5"> on the living room floor and </text:span><text:span text:style-name="T6">took</text:span><text:span text:style-name="T5"> apart our family computer. It was a fun little puzzle </text:span><text:span text:style-name="T6">learning</text:span><text:span text:style-name="T5"> what the pieces were and how </text:span><text:span text:style-name="T6">they</text:span><text:span text:style-name="T5"> combined to form the </text:span><text:span text:style-name="T14">sophisticated</text:span><text:span text:style-name="T7"> </text:span><text:span text:style-name="T5">machine I </text:span><text:span text:style-name="T7">loved </text:span><text:span text:style-name="T6">play</text:span><text:span text:style-name="T7">ing</text:span><text:span text:style-name="T6"> with after school</text:span><text:span text:style-name="T5">. </text:span><text:span text:style-name="T10">To their relief, it still worked after I finished.</text:span></text:p>
        <text:p text:style-name="P9"><text:s/></text:p>
        <text:p text:style-name="P8"><text:span text:style-name="Strong_20_Emphasis"><text:span text:style-name="T11">Previously a Smithsonian Bioinformatician, I am always thinking about solutions to coding and big data challenges. But more </text:span></text:span><text:span text:style-name="Strong_20_Emphasis"><text:span text:style-name="T12">simply</text:span></text:span><text:span text:style-name="Strong_20_Emphasis"><text:span text:style-name="T11">, </text:span></text:span><text:span text:style-name="Strong_20_Emphasis">I am a problem solver.</text:span> It doesn’t matter the medium. Whether it’s wrenching on my <text:span text:style-name="T9">Swedish basketcase </text:span><text:span text:style-name="T13">of a </text:span>car, sitting down with a friend in need, or <text:span text:style-name="T9">coding</text:span> better genomic data infrastructure, I like to know that I am improving th<text:span text:style-name="T9">ings</text:span> around me in the simple ways I <text:span text:style-name="T9">can</text:span>.</text:p>
        <text:p text:style-name="P5"/>
        <text:p text:style-name="P11">PORTFOLIO </text:p>
        <text:p text:style-name="P11"/>
        <text:p text:style-name="P6">Simple, well-designed, and responsive site. It should list the following information: </text:p>
        <text:p text:style-name="P6"/>
        <text:list xml:id="list3732723830" text:style-name="WWNum7">
          <text:list-item>
            <text:p text:style-name="P24">About Me (could be your bio blurb)</text:p>
          </text:list-item>
          <text:list-item>
            <text:p text:style-name="P25"><text:span text:style-name="T8">Contact information</text:span> </text:p>
          </text:list-item>
          <text:list-item>
            <text:p text:style-name="P26">Good examples of your code</text:p>
            <text:list>
              <text:list-item>
                <text:p text:style-name="P27">Class Assignments </text:p>
              </text:list-item>
              <text:list-item>
                <text:p text:style-name="P27">Passion Projects </text:p>
              </text:list-item>
              <text:list-item>
                <text:p text:style-name="P27"><text:soft-page-break/>Paid work </text:p>
              </text:list-item>
              <text:list-item>
                <text:p text:style-name="P28">Compression Check</text:p>
              </text:list-item>
              <text:list-item>
                <text:p text:style-name="P28">Toasted Toad site</text:p>
              </text:list-item>
              <text:list-item>
                <text:p text:style-name="P30">Color pallet site</text:p>
              </text:list-item>
            </text:list>
          </text:list-item>
          <text:list-item>
            <text:p text:style-name="P29">Is your portfolio live? </text:p>
          </text:list-item>
          <text:list-item>
            <text:p text:style-name="P29">Check stylesheets</text:p>
          </text:list-item>
          <text:list-item>
            <text:p text:style-name="P26"><text:span text:style-name="T8">SSL security warning?</text:span> </text:p>
          </text:list-item>
        </text:list>
        <text:p text:style-name="P6"/>
        <text:p text:style-name="P6">Example: </text:p>
        <text:p text:style-name="P1"><text:a xlink:type="simple" xlink:href="https://shawncharles.com/" text:style-name="ListLabel_20_65" text:visited-style-name="ListLabel_20_65"><text:span text:style-name="T4">https://shawncharles.com/</text:span></text:a></text:p>
        <text:p text:style-name="P6"/>
        <text:p text:style-name="P6"/>
        <text:p text:style-name="P13"/>
        <text:p text:style-name="P13">RESUME</text:p>
        <text:p text:style-name="P13"/>
        <text:p text:style-name="P2">It must be geared towards software engineering (web development), and should have the following: </text:p>
        <text:p text:style-name="P2"/>
        <text:list xml:id="list3153530210" text:style-name="WWNum1">
          <text:list-item>
            <text:p text:style-name="P17">Summary </text:p>
          </text:list-item>
          <text:list-item>
            <text:p text:style-name="P17">Skills </text:p>
          </text:list-item>
          <text:list-item>
            <text:p text:style-name="P17">Work Experience </text:p>
            <text:list>
              <text:list-item>
                <text:p text:style-name="P18">Starting with most recent to the last 5 years</text:p>
              </text:list-item>
              <text:list-item>
                <text:p text:style-name="P18">Write everything in past tense </text:p>
              </text:list-item>
              <text:list-item>
                <text:p text:style-name="P18">Older or irrelevant experiences only include a small description </text:p>
              </text:list-item>
              <text:list-item>
                <text:p text:style-name="P18">Bullet points </text:p>
                <text:list>
                  <text:list-item>
                    <text:p text:style-name="P19">Every Bullet point has an outcome, not just a listed task </text:p>
                  </text:list-item>
                </text:list>
              </text:list-item>
            </text:list>
          </text:list-item>
          <text:list-item>
            <text:p text:style-name="P17">Volunteering <text:s/>(Optional) </text:p>
          </text:list-item>
          <text:list-item>
            <text:p text:style-name="P17">Education </text:p>
          </text:list-item>
          <text:list-item>
            <text:p text:style-name="P17">Contact Information <text:s/></text:p>
          </text:list-item>
          <text:list-item>
            <text:p text:style-name="P17">Resume is one-page only</text:p>
          </text:list-item>
        </text:list>
        <text:p text:style-name="P2"/>
        <text:p text:style-name="P2">Important: <text:tab/><text:tab/> <text:tab/> <text:tab/> <text:tab/><text:tab/><text:tab/></text:p>
        <text:p text:style-name="P2"><text:tab/><text:tab/><text:tab/><text:tab/><text:tab/><text:tab/><text:tab/><text:tab/><text:tab/><text:tab/><text:tab/><text:tab/><text:tab/></text:p>
        <text:p text:style-name="P4">For some jobs, you may need to tailor your resume to be more specific to the position. Cover letters also require the same level of attention and personalization. Before submitting an application, make sure to pull keywords directly from the job description and implement them into your resume and cover letter. </text:p>
        <text:p text:style-name="P2"><text:tab/><text:tab/><text:tab/><text:tab/></text:p>
        <text:p text:style-name="P1"><text:span text:style-name="T1">Template: </text:span><text:a xlink:type="simple" xlink:href="https://bit.ly/3d908uc" text:style-name="ListLabel_20_64" text:visited-style-name="ListLabel_20_64"><text:span text:style-name="T3">https://bit.ly/3d908uc</text:span></text:a><text:span text:style-name="T1"><text:line-break/><text:line-break/>Resources (only use free version): </text:span><text:a xlink:type="simple" xlink:href="https://www.canva.com/" text:style-name="ListLabel_20_64" text:visited-style-name="ListLabel_20_64"><text:span text:style-name="T3">https://canva.com</text:span></text:a><text:span text:style-name="T1"> | </text:span><text:a xlink:type="simple" xlink:href="https://resume.io/" text:style-name="ListLabel_20_64" text:visited-style-name="ListLabel_20_64"><text:span text:style-name="T3">https://resume.io</text:span></text:a></text:p>
        <text:p text:style-name="P6"/>
        <text:p text:style-name="P6"/>
        <text:p text:style-name="P13">LINKEDIN/ANGELLIST </text:p>
        <text:p text:style-name="P13"/>
        <text:p text:style-name="P2">LinkedIn and AngelList is your professional resume. You should have the following: </text:p>
        <text:p text:style-name="P2"><text:soft-page-break/></text:p>
        <text:list xml:id="list1410997799" text:style-name="WWNum5">
          <text:list-item>
            <text:p text:style-name="P20">Professional Headshot </text:p>
          </text:list-item>
          <text:list-item>
            <text:p text:style-name="P20">Set up your title with your current role: Software Engineer at 100Devs</text:p>
          </text:list-item>
          <text:list-item>
            <text:p text:style-name="P20">Location is listed as City, Location</text:p>
          </text:list-item>
          <text:list-item>
            <text:p text:style-name="P20">Update Contact Info (Email + Link to Twitter, Portfolio, Github) </text:p>
          </text:list-item>
          <text:list-item>
            <text:p text:style-name="P20">Make sure to personalize your LinkedIn URL (You can edit from the <text:s/>top right corner) </text:p>
          </text:list-item>
          <text:list-item>
            <text:p text:style-name="P31"><text:span text:style-name="T1">Add an </text:span><text:span text:style-name="T2">About </text:span><text:span text:style-name="T1">section, and include your Story Bio Blurb here </text:span></text:p>
          </text:list-item>
          <text:list-item>
            <text:p text:style-name="P20">List your experience, starting with your most recent work, make sure to include bullet points</text:p>
          </text:list-item>
          <text:list-item>
            <text:p text:style-name="P20">Volunteer Experience (Optional) </text:p>
          </text:list-item>
          <text:list-item>
            <text:p text:style-name="P20">Education </text:p>
          </text:list-item>
          <text:list-item>
            <text:p text:style-name="P20">LinkedIn Skills &amp; Endorsements (add your tech skills and order them) </text:p>
          </text:list-item>
          <text:list-item>
            <text:p text:style-name="P20">Languages </text:p>
          </text:list-item>
          <text:list-item>
            <text:p text:style-name="P31"><text:span text:style-name="T1">Join </text:span><text:a xlink:type="simple" xlink:href="https://www.linkedin.com/groups/9037281/" text:style-name="ListLabel_20_64" text:visited-style-name="ListLabel_20_64"><text:span text:style-name="T3">#100Devs Group</text:span></text:a></text:p>
          </text:list-item>
        </text:list>
        <text:p text:style-name="P2"/>
        <text:p text:style-name="P2">Example: </text:p>
        <text:p text:style-name="P1"><text:a xlink:type="simple" xlink:href="https://www.linkedin.com/in/shawnxcharles/" text:style-name="ListLabel_20_64" text:visited-style-name="ListLabel_20_64"><text:span text:style-name="T3">Shawn Charles</text:span></text:a></text:p>
        <text:p text:style-name="P5"/>
        <text:p text:style-name="P5"/>
        <text:p text:style-name="P13">GITHUB </text:p>
        <text:p text:style-name="P2">Github is an opportunity to show tech recruiters and engineering managers your code. It should have the following: </text:p>
        <text:p text:style-name="P3"/>
        <text:list xml:id="list2332716115" text:style-name="WWNum6">
          <text:list-item>
            <text:p text:style-name="P21">Professional Headshot </text:p>
          </text:list-item>
          <text:list-item>
            <text:p text:style-name="P21">Title Software Engineer at @100Devs + short description. </text:p>
          </text:list-item>
          <text:list-item>
            <text:p text:style-name="P21">Location, City / Country </text:p>
          </text:list-item>
          <text:list-item>
            <text:p text:style-name="P21">Link to your portfolio </text:p>
          </text:list-item>
          <text:list-item>
            <text:p text:style-name="P21">Every project has a readme w/ a solid picture and hosted somewhere </text:p>
          </text:list-item>
        </text:list>
        <text:p text:style-name="P2"/>
        <text:p text:style-name="P2">Example:</text:p>
        <text:p text:style-name="P1"><text:a xlink:type="simple" xlink:href="https://github.com/CharlesCreativeContent" text:style-name="ListLabel_20_64" text:visited-style-name="ListLabel_20_64"><text:span text:style-name="T3">Shawn Charles</text:span></text:a></text:p>
        <text:p text:style-name="P2"/>
        <text:p text:style-name="P2">Resources:</text:p>
        <text:p text:style-name="P1"><text:a xlink:type="simple" xlink:href="https://rahuldkjain.github.io/gh-profile-readme-generator/" text:style-name="ListLabel_20_64" text:visited-style-name="ListLabel_20_64"><text:span text:style-name="T3">Profile Generator</text:span></text:a></text:p>
        <text:p text:style-name="P1"><text:a xlink:type="simple" xlink:href="https://github.com/alecortega/portfolio-template" text:style-name="ListLabel_20_64" text:visited-style-name="ListLabel_20_64"><text:span text:style-name="T3">Readme Template</text:span></text:a></text:p>
        <text:p text:style-name="P2"/>
        <text:p text:style-name="P2"/>
        <text:p text:style-name="P13">TWITTER </text:p>
        <text:p text:style-name="P2">Twitter is a great way for you to stay in touch with news, learn from other developers, build your brand presence, and most importantly grow your network. You should have the following: </text:p>
        <text:p text:style-name="P2"/>
        <text:list xml:id="list154003638581774" text:continue-numbering="true" text:style-name="WWNum6">
          <text:list-item>
            <text:p text:style-name="P21">Professional Headshot </text:p>
          </text:list-item>
          <text:list-item>
            <text:p text:style-name="P21">Title Software Engineer at 100Devs + short description. </text:p>
          </text:list-item>
          <text:list-item>
            <text:p text:style-name="P21">Location, yours</text:p>
          </text:list-item>
          <text:list-item>
            <text:p text:style-name="P21">Link to your portfolio </text:p>
          </text:list-item>
          <text:list-item>
            <text:p text:style-name="P21">Following 50 engineers where you will be applying</text:p>
          </text:list-item>
          <text:list-item>
            <text:p text:style-name="P21"><text:soft-page-break/>Send one tweet out </text:p>
          </text:list-item>
        </text:list>
        <text:p text:style-name="P2"/>
        <text:p text:style-name="P2">Samples: </text:p>
        <text:p text:style-name="P1"><text:a xlink:type="simple" xlink:href="https://twitter.com/IbrahimCodes" text:style-name="ListLabel_20_64" text:visited-style-name="ListLabel_20_64"><text:span text:style-name="T3">Ibrahim Gurhan</text:span></text:a></text:p>
        <text:p text:style-name="P13"/>
        <text:p text:style-name="P13"/>
        <text:p text:style-name="P13"/>
        <text:p text:style-name="P13">COVER LETTER/COVER EMAIL </text:p>
        <text:p text:style-name="P13"/>
        <text:p text:style-name="P2">Some companies still request cover letters as part of their application process. It’s always a great way to show how interested you are in a company/opportunity. While it’s great to talk about your former background and experience, we want to focus on your new software engineering skills. There are typically four parts in a cover letter: </text:p>
        <text:p text:style-name="P2"/>
        <text:list xml:id="list1636785710" text:style-name="WWNum4">
          <text:list-item>
            <text:p text:style-name="P22">INTRODUCTION (1 short opening paragraph) </text:p>
            <text:list>
              <text:list-item>
                <text:p text:style-name="P23">How did you find the job? </text:p>
              </text:list-item>
              <text:list-item>
                <text:p text:style-name="P23">Do you know anyone at the company? </text:p>
              </text:list-item>
              <text:list-item>
                <text:p text:style-name="P23">What’s the role you are applying to? </text:p>
              </text:list-item>
              <text:list-item>
                <text:p text:style-name="P23">What’s the company? </text:p>
              </text:list-item>
              <text:list-item>
                <text:p text:style-name="P23">Is there a specific engineering team? </text:p>
              </text:list-item>
              <text:list-item>
                <text:p text:style-name="P23">List some of the qualities that would make you a fit for the role </text:p>
              </text:list-item>
            </text:list>
          </text:list-item>
        </text:list>
        <text:p text:style-name="P2"/>
        <text:p text:style-name="P2">Example:</text:p>
        <text:p text:style-name="P1"><text:a xlink:type="simple" xlink:href="https://docs.google.com/document/d/1UERcWv8rIPROZXEZG5ZFBE6_z8Yhl90ZhAla_owahP0/edit?usp=sharing" text:style-name="ListLabel_20_64" text:visited-style-name="ListLabel_20_64"><text:span text:style-name="T3">Bob Boberson</text:span></text:a></text:p>
        <text:p text:style-name="P2"/>
        <text:p text:style-name="P2"/>
        <text:p text:style-name="P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athway Gothic One" svg:font-family="'Pathway Gothic One'" style:font-family-generic="roman" style:font-pitch="variable"/>
    <style:font-face style:name="Pathway Gothic One1" svg:font-family="'Pathway Gothic One'"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Slab" fo:font-family="'Roboto Slab'" style:font-family-generic="roman" style:font-pitch="variable" fo:font-size="10pt" style:text-underline-style="none"/>
    </style:style>
    <style:style style:name="ListLabel_20_2" style:display-name="ListLabel 2" style:family="text">
      <style:text-properties style:font-name="Roboto Slab" fo:font-family="'Roboto Slab'" style:font-family-generic="roman" style:font-pitch="variable" fo:font-size="10pt" style:text-underline-style="none"/>
    </style:style>
    <style:style style:name="ListLabel_20_3" style:display-name="ListLabel 3" style:family="text">
      <style:text-properties style:font-name="Roboto Slab" fo:font-family="'Roboto Slab'" style:font-family-generic="roman" style:font-pitch="variable" fo:font-size="10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Slab" fo:font-family="'Roboto Slab'"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Slab" fo:font-family="'Roboto Slab'"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Slab" fo:font-family="'Roboto Slab'" style:font-family-generic="roman" style:font-pitch="variable" fo:font-size="10pt" style:text-underline-style="none"/>
    </style:style>
    <style:style style:name="ListLabel_20_29" style:display-name="ListLabel 29" style:family="text">
      <style:text-properties style:font-name="Roboto Slab" fo:font-family="'Roboto Slab'" style:font-family-generic="roman" style:font-pitch="variable" fo:font-size="10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Slab" fo:font-family="'Roboto Slab'"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Slab" fo:font-family="'Roboto Slab'" style:font-family-generic="roman" style:font-pitch="variable"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fo:font-size="10pt" style:text-underline-style="none"/>
    </style:style>
    <style:style style:name="ListLabel_20_56" style:display-name="ListLabel 56" style:family="text">
      <style:text-properties style:font-name="Roboto" fo:font-family="Roboto" style:font-family-generic="roman" style:font-pitch="variable" fo:font-size="10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loext:opacity="100%" style:font-name="Roboto Slab" fo:font-family="'Roboto Slab'" style:font-family-generic="roman" style:font-pitch="variable" fo:font-size="10pt" style:text-underline-style="solid" style:text-underline-width="auto" style:text-underline-color="font-color" style:font-name-asian="Roboto Slab1" style:font-family-asian="'Roboto Slab'" style:font-family-generic-asian="system" style:font-pitch-asian="variable" style:font-size-asian="10pt" style:font-name-complex="Roboto Slab1" style:font-family-complex="'Roboto Slab'"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loext:opacity="100%" style:font-name="Roboto" fo:font-family="Roboto" style:font-family-generic="roman" style:font-pitch="variable" fo:font-size="10pt" style:text-underline-style="solid" style:text-underline-width="auto" style:text-underline-color="font-color" style:font-name-asian="Roboto1" style:font-family-asian="Roboto" style:font-family-generic-asian="system" style:font-pitch-asian="variable" style:font-size-asian="10pt" style:font-name-complex="Roboto1" style:font-family-complex="Roboto" style:font-family-generic-complex="system" style:font-pitch-complex="variable"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7-03T15:40:03.441567866</dc:date>
    <meta:editing-duration>PT17H53M9S</meta:editing-duration>
    <meta:editing-cycles>9</meta:editing-cycles>
    <meta:document-statistic meta:table-count="0" meta:image-count="0" meta:object-count="0" meta:page-count="4" meta:paragraph-count="105" meta:word-count="760" meta:character-count="4515" meta:non-whitespace-character-count="3819"/>
  </office:meta>
</office:document-meta>
</file>